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7c2" officeooo:paragraph-rsid="0007e7c2"/>
    </style:style>
    <style:style style:name="P2" style:family="paragraph" style:parent-style-name="Standard">
      <style:text-properties officeooo:paragraph-rsid="0007e7c2"/>
    </style:style>
    <style:style style:name="T1" style:family="text">
      <style:text-properties officeooo:rsid="0007e7c2"/>
    </style:style>
    <style:style style:name="T2" style:family="text">
      <style:text-properties officeooo:rsid="000818c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ěj Pika</text:p>
      <text:p text:style-name="P1">Jmenuji se Matěj Pika , je mi 15 let. Bydlím v malé vesnici zvané „Chlebičov“.</text:p>
      <text:p text:style-name="P1">Mám dvě sestry, obě dvě mladší. Jsou to dvojčata. Není s nimi moc zábavy.</text:p>
      <text:p text:style-name="P1">Moji rodiče se jmenují Lucie a Tomáš Pikovi. </text:p>
      <text:p text:style-name="P1">Mezi moje koníčky patří třeba jízda na kole, minulý rok jsem dokonce vyjel z Opavy až na Praděd.</text:p>
      <text:p text:style-name="P2"><text:span text:style-name="T1">Dále dělám crossfit,to je něco jako chodit do „fitka“, ale s trenérem.</text:span></text:p>
      <text:p text:style-name="P1">Každopádně, mezi jedny z mích nejoblíbenějších koníčku patří strašně kontroverzní věc. MATIKA.</text:p>
      <text:p text:style-name="P1">Začal jsem kdy jsem byl ve 3. třídě, měl jsem dobré známky z matiky a pomalu jsem začínal chodit na soutěže. Nikdy jsem se nedostal nějak daleko, ale to hlavně kvůli mé nepozornosti. </text:p>
      <text:p text:style-name="P1">Rád jím, všechno. Máma, protože jim práce v hospodě moc nevydělávala, začala vařit i pracovně. </text:p>
      <text:p text:style-name="P2"><text:span text:style-name="T1">Aktuálně vaří různé oslavy a akce. Já jim pomáhám, je to dobrá brigáda. Něco si vydělám a něco se přiučím. To </text:span><text:span text:style-name="T2">je asi vš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07:50:34.603604571</meta:creation-date>
    <dc:date>2023-10-19T08:02:32.946938104</dc:date>
    <meta:editing-duration>PT1M28S</meta:editing-duration>
    <meta:editing-cycles>1</meta:editing-cycles>
    <meta:document-statistic meta:table-count="0" meta:image-count="0" meta:object-count="0" meta:page-count="1" meta:paragraph-count="10" meta:word-count="153" meta:character-count="865" meta:non-whitespace-character-count="719"/>
    <meta:generator>LibreOffice/7.3.7.2$Linux_X86_64 LibreOffice_project/30$Build-2</meta:generator>
  </office:meta>
</office:document-meta>
</file>